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cdf8" officeooo:paragraph-rsid="0012cdf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cf5f" officeooo:paragraph-rsid="001a094c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094c" officeooo:paragraph-rsid="001a094c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0b90f" officeooo:paragraph-rsid="0020b90f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11d89" officeooo:paragraph-rsid="00211d8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a13b6" officeooo:paragraph-rsid="002a13b6" style:font-weight-asian="bold" style:font-weight-complex="bold"/>
    </style:style>
    <style:style style:name="P7" style:family="paragraph" style:parent-style-name="Standard">
      <style:text-properties officeooo:paragraph-rsid="0012cdf8"/>
    </style:style>
    <style:style style:name="P8" style:family="paragraph" style:parent-style-name="Standard">
      <style:text-properties style:text-underline-style="none" fo:font-weight="normal" officeooo:rsid="0012cdf8" officeooo:paragraph-rsid="0012cdf8" style:font-weight-asian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12cdf8" officeooo:paragraph-rsid="0012cdf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6d4a1" officeooo:paragraph-rsid="0016d4a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11d89" officeooo:paragraph-rsid="00211d8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6a33f" officeooo:paragraph-rsid="0026a33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a13b6" officeooo:paragraph-rsid="00283dc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a13b6" officeooo:paragraph-rsid="002a13b6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283dc4" officeooo:paragraph-rsid="00283dc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bold" officeooo:rsid="002a13b6" officeooo:paragraph-rsid="002a13b6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text-line-through-style="none" style:text-line-through-type="none" fo:font-style="normal" style:text-underline-style="none" fo:font-weight="normal" officeooo:rsid="001a094c" officeooo:paragraph-rsid="001a094c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paragraph-rsid="00211d89"/>
    </style:style>
    <style:style style:name="P19" style:family="paragraph" style:parent-style-name="Standard">
      <style:text-properties officeooo:rsid="0026a33f" officeooo:paragraph-rsid="0026a33f"/>
    </style:style>
    <style:style style:name="P20" style:family="paragraph" style:parent-style-name="Standard">
      <style:text-properties officeooo:paragraph-rsid="002a13b6"/>
    </style:style>
    <style:style style:name="P21" style:family="paragraph" style:parent-style-name="Standard">
      <style:text-properties officeooo:paragraph-rsid="00283dc4"/>
    </style:style>
    <style:style style:name="P22" style:family="paragraph" style:parent-style-name="Standard">
      <style:text-properties officeooo:rsid="0030dc61" officeooo:paragraph-rsid="0030dc61"/>
    </style:style>
    <style:style style:name="P23" style:family="paragraph" style:parent-style-name="Standard">
      <style:text-properties officeooo:rsid="0030dc61" officeooo:paragraph-rsid="0031a0d0"/>
    </style:style>
    <style:style style:name="P24" style:family="paragraph" style:parent-style-name="Standard">
      <style:text-properties officeooo:rsid="003140e9" officeooo:paragraph-rsid="003140e9"/>
    </style:style>
    <style:style style:name="P25" style:family="paragraph" style:parent-style-name="Standard">
      <style:text-properties fo:font-style="normal" style:text-underline-style="none" fo:font-weight="bold" officeooo:rsid="002a13b6" officeooo:paragraph-rsid="002a13b6" style:font-style-asian="normal" style:font-weight-asian="bold" style:font-style-complex="normal" style:font-weight-complex="bold"/>
    </style:style>
    <style:style style:name="P26" style:family="paragraph" style:parent-style-name="Standard">
      <style:text-properties officeooo:rsid="0031a0d0" officeooo:paragraph-rsid="0031a0d0"/>
    </style:style>
    <style:style style:name="P27" style:family="paragraph" style:parent-style-name="Standard">
      <style:text-properties officeooo:paragraph-rsid="002a13b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4f4d2" style:font-weight-asian="normal" style:font-weight-complex="normal"/>
    </style:style>
    <style:style style:name="T3" style:family="text">
      <style:text-properties style:text-underline-style="none" fo:font-weight="normal" officeooo:rsid="0012cdf8" style:font-weight-asian="normal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2cdf8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211d89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1a0d0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48922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4f4d2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2cdf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20b90f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11d89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36a18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4e48f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2a13b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283dc4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3140e9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1a0d0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officeooo:rsid="00211d89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solid" style:text-underline-width="auto" style:text-underline-color="font-color" fo:font-weight="bold" officeooo:rsid="002a13b6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solid" style:text-underline-width="auto" style:text-underline-color="font-color" fo:font-weight="bold" officeooo:rsid="00283dc4" style:font-style-asian="normal" style:font-weight-asian="bold" style:font-style-complex="normal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2cdf8" style:font-weight-asian="bold" style:font-weight-complex="bold"/>
    </style:style>
    <style:style style:name="T2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style:text-underline-style="none" fo:font-weight="normal" officeooo:rsid="001a094c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tyle="normal" style:text-underline-style="none" fo:font-weight="normal" officeooo:rsid="001cebd2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font-style="normal" style:text-underline-style="none" fo:font-weight="normal" officeooo:rsid="001fe129" style:font-style-asian="normal" style:font-weight-asian="normal" style:font-style-complex="normal" style:font-weight-complex="normal"/>
    </style:style>
    <style:style style:name="T32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style:text-line-through-style="none" style:text-line-through-type="none" fo:font-style="italic" style:text-underline-style="none" fo:font-weight="normal" officeooo:rsid="001a094c" style:font-style-asian="italic" style:font-weight-asian="normal" style:font-style-complex="italic" style:font-weight-complex="normal"/>
    </style:style>
    <style:style style:name="T34" style:family="text">
      <style:text-properties style:text-line-through-style="none" style:text-line-through-type="none" fo:font-style="italic" style:text-underline-style="none" fo:font-weight="normal" officeooo:rsid="001fe129" style:font-style-asian="italic" style:font-weight-asian="normal" style:font-style-complex="italic" style:font-weight-complex="normal"/>
    </style:style>
    <style:style style:name="T35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02a13b6" style:language-asian="zxx" style:country-asian="none" style:font-style-asian="normal" style:font-weight-asian="normal" style:language-complex="zxx" style:country-complex="none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7">Access:</text:span><text:span text:style-name="T3"> system call que checa </text:span><text:span text:style-name="T2">se um processo pode acessar</text:span><text:span text:style-name="T3"> um determinado diretório.</text:span></text:p>
      <text:p text:style-name="P1"><text:span text:style-name="T1">Faz parte da biblioteca </text:span><text:span text:style-name="T4">unistd.h</text:span><text:span text:style-name="T1"> em C e deve ser usado da seguinte forma:</text:span></text:p>
      <text:p text:style-name="P8"/>
      <text:p text:style-name="P1"><text:span text:style-name="T1"><text:tab/><text:tab/><text:tab/>access(const char *</text:span><text:span text:style-name="T4">pathname</text:span><text:span text:style-name="T1">, int </text:span><text:span text:style-name="T4">mode</text:span><text:span text:style-name="T1">);</text:span></text:p>
      <text:p text:style-name="P8"/>
      <text:p text:style-name="P7"><text:span text:style-name="T3">onde </text:span><text:span text:style-name="T5">pathname</text:span><text:span text:style-name="T12"> é o diretório a ser consultado e </text:span><text:span text:style-name="T5">mode</text:span><text:span text:style-name="T12"> o tipo de acesso, podendo ser F_OK (checa se o diretório existe), R_OK (verifica a permissão para leitura do diretório), W_OK (verifica a permissão para escrita no diretório) </text:span><text:span text:style-name="T10">ou X_OK (verifica e executa permissões no </text:span><text:span text:style-name="T11">diretório</text:span><text:span text:style-name="T10">).</text:span></text:p>
      <text:p text:style-name="P9"/>
      <text:p text:style-name="P10">Essa verificação é feita utilizando o UID real (ID real do usuário) e o GID (ID do grupo) do processo que chama essa system call, ao invés do UID efetivo, como outras system calls utilizam.</text:p>
      <text:p text:style-name="P2"><text:span text:style-name="T9">Caso tudo ocorra com sucesso, access() retorna zero; caso contrário, retorn</text:span><text:span text:style-name="T28">a -1, </text:span><text:span text:style-name="T31">e</text:span><text:span text:style-name="T34"> errno</text:span><text:span text:style-name="T31"> é setado.</text:span><text:span text:style-name="T32"> </text:span><text:span text:style-name="T28">Para saber o erro exato que pode ter ocorrido ao chamar a função, </text:span><text:span text:style-name="T29">utiliza-se a biblioteca </text:span><text:span text:style-name="T33">errno.h</text:span><text:span text:style-name="T29">. Essa biblioteca nos indicará </text:span><text:span text:style-name="T30">alguns erros, dentre eles</text:span><text:span text:style-name="T29">:</text:span></text:p>
      <text:p text:style-name="P17"/>
      <text:p text:style-name="P17"><text:tab/>EACCESS: Processo não possui permissão para acessar o diretório desejado!</text:p>
      <text:p text:style-name="P17"/>
      <text:p text:style-name="P3"><text:span text:style-name="T28"><text:tab/>ENOENT: </text:span><text:span text:style-name="T32">pathname</text:span><text:span text:style-name="T28"> não existe.</text:span></text:p>
      <text:p text:style-name="P17"/>
      <text:p text:style-name="P17"><text:tab/>EROFS: Tentativa de escrita em um diretório para apenas leitura (“read-only”).</text:p>
      <text:p text:style-name="P17"/>
      <text:p text:style-name="P17"><text:tab/>EIO: Um erro de I/O ocorreu.</text:p>
      <text:p text:style-name="P17"/>
      <text:p text:style-name="P17"/>
      <text:p text:style-name="P17"/>
      <text:p text:style-name="P9"/>
      <text:p text:style-name="P1"><text:span text:style-name="T8">Fstat:</text:span><text:span text:style-name="T9"> </text:span><text:span text:style-name="T13">system call que te fornece todas as informações relevantes de um arquivo ou diretório.</text:span></text:p>
      <text:p text:style-name="P4"><text:span text:style-name="T9">Para explicar melhor o fstat, citarei primeiro o comando </text:span><text:span text:style-name="T21">stat</text:span><text:span text:style-name="T9">. Esse comando é usado passando como parâmetro o caminho (</text:span><text:span text:style-name="T4">path</text:span><text:span text:style-name="T9">) desejado e </text:span><text:span text:style-name="T14">uma struct do tipo stat que é usada para retornar as informações do </text:span><text:span text:style-name="T6">path</text:span><text:span text:style-name="T14"> informado.</text:span></text:p>
      <text:p text:style-name="P11">A struct é definida da seguinte forma:</text:p>
      <text:p text:style-name="P11"/>
      <text:p text:style-name="P11">struct stat {</text:p>
      <text:p text:style-name="P18"><text:span text:style-name="T14"><text:s text:c="15"/>dev_t <text:s text:c="4"/>st_dev; <text:s text:c="8"/>/* ID </text:span><text:span text:style-name="T15">do arquivo ou diretório</text:span><text:span text:style-name="T14"> */</text:span></text:p>
      <text:p text:style-name="P11"><text:s text:c="15"/>ino_t <text:s text:c="4"/>st_ino; <text:s text:c="8"/>/* Inode */</text:p>
      <text:p text:style-name="P18"><text:span text:style-name="T14"><text:s text:c="15"/>mode_t <text:s text:c="3"/>st_mode; <text:s text:c="7"/>/* </text:span><text:span text:style-name="T15">Tipo de arquivo</text:span><text:span text:style-name="T14"> */</text:span></text:p>
      <text:p text:style-name="P18"><text:span text:style-name="T14"><text:s text:c="15"/>nlink_t <text:s text:c="2"/>st_nlink; <text:s text:c="6"/>/* </text:span><text:span text:style-name="T15">Número de</text:span><text:span text:style-name="T14"> hard links */</text:span></text:p>
      <text:p text:style-name="P11"><text:s text:c="15"/>uid_t <text:s text:c="4"/>st_uid; <text:s text:c="8"/>/* User ID */</text:p>
      <text:p text:style-name="P11"><text:s text:c="15"/>gid_t <text:s text:c="4"/>st_gid; <text:s text:c="8"/>/* Group ID */</text:p>
      <text:p text:style-name="P18"><text:span text:style-name="T14"><text:s text:c="15"/>dev_t <text:s text:c="4"/>st_rdev; <text:s text:c="7"/>/* Device ID (</text:span><text:span text:style-name="T15">se</text:span><text:span text:style-name="T14"> special file) */</text:span></text:p>
      <text:p text:style-name="P18"><text:span text:style-name="T14"><text:s text:c="15"/>off_t <text:s text:c="4"/>st_size; <text:s text:c="7"/>/* </text:span><text:span text:style-name="T15">Tamanho total</text:span><text:span text:style-name="T14">, </text:span><text:span text:style-name="T15">em</text:span><text:span text:style-name="T14"> bytes */</text:span></text:p>
      <text:p text:style-name="P18"><text:span text:style-name="T14"><text:s text:c="15"/>blksize_t st_blksize; <text:s text:c="4"/>/* </text:span><text:span text:style-name="T15">Tamanho do bloco para o sistema de arquivos</text:span><text:span text:style-name="T14"> I/O */</text:span></text:p>
      <text:p text:style-name="P18"><text:span text:style-name="T14"><text:s text:c="15"/>blkcnt_t <text:s/>st_blocks; <text:s text:c="5"/>/* </text:span><text:span text:style-name="T15">Número de</text:span><text:span text:style-name="T14"> 512B bloc</text:span><text:span text:style-name="T15">os</text:span><text:span text:style-name="T14"> al</text:span><text:span text:style-name="T15">ocados</text:span><text:span text:style-name="T14">*/</text:span></text:p>
      <text:p text:style-name="P11"/>
      <text:p text:style-name="P18"><text:span text:style-name="T14"><text:s text:c="15"/>/* </text:span><text:span text:style-name="T16">Desde</text:span><text:span text:style-name="T14"> </text:span><text:span text:style-name="T16">o </text:span><text:span text:style-name="T14">Linux 2.6 </text:span><text:span text:style-name="T16">há suporte para precisão em nanossegundos</text:span><text:span text:style-name="T14"> */</text:span></text:p>
      <text:p text:style-name="P11"/>
      <text:p text:style-name="P18"><text:span text:style-name="T14"><text:s text:c="15"/>struct timespec st_atim; <text:s/>/* </text:span><text:span text:style-name="T16">Último acesso</text:span><text:span text:style-name="T14"> */</text:span></text:p>
      <text:p text:style-name="P18"><text:span text:style-name="T9"><text:s text:c="15"/>struct timespec st_mtim; <text:s/>/* </text:span><text:span text:style-name="T16">Última modificação</text:span><text:span text:style-name="T9"> */</text:span></text:p>
      <text:p text:style-name="P18"><text:span text:style-name="T14"><text:s text:c="15"/>struct timespec st_ctim; <text:s/>/* </text:span><text:span text:style-name="T16">Última alteração de status</text:span><text:span text:style-name="T14"> */</text:span></text:p>
      <text:p text:style-name="P11"/>
      <text:p text:style-name="P18"><text:span text:style-name="T14"><text:s text:c="11"/>#define st_atime st_atim.tv_sec <text:s text:c="5"/>/* </text:span><text:span text:style-name="T16">compatibilidade para versões de Linux anteriores</text:span><text:span text:style-name="T14"> */</text:span></text:p>
      <text:p text:style-name="P11"><text:s text:c="11"/>#define st_mtime st_mtim.tv_sec</text:p>
      <text:p text:style-name="P11"><text:soft-page-break/><text:s text:c="11"/>#define st_ctime st_ctim.tv_sec</text:p>
      <text:p text:style-name="P11"><text:s text:c="11"/>};</text:p>
      <text:p text:style-name="P11"/>
      <text:p text:style-name="P5"><text:span text:style-name="T9">Se tudo ocorrer com sucesso, a função retorna zero; caso contrário, retorna -1 e </text:span><text:span text:style-name="T4">errno</text:span><text:span text:style-name="T9"> é setado. Utilizando a biblioteca </text:span><text:span text:style-name="T4">&lt;errno.h&gt;</text:span><text:span text:style-name="T9"> conseguimos saber qual erro ocorreu.</text:span></text:p>
      <text:p text:style-name="P18"><text:span text:style-name="T14">Podemos executar o </text:span><text:span text:style-name="T23">stat</text:span><text:span text:style-name="T14"> também apenas passando, no prompt de comandos, o </text:span><text:span text:style-name="T6">path</text:span><text:span text:style-name="T14"> desejado, por exemplo: “stat Desktop/”.</text:span></text:p>
      <text:p text:style-name="P19"><text:span text:style-name="T14">O </text:span><text:span text:style-name="T22">fstat</text:span><text:span text:style-name="T9"> funciona da mesma forma que o </text:span><text:span text:style-name="T22">stat</text:span><text:span text:style-name="T9">, com uma única diferença: ao invés de passar o </text:span><text:span text:style-name="T4">path</text:span><text:span text:style-name="T9"> como parâmetro, a função </text:span><text:span text:style-name="T22">fstat</text:span><text:span text:style-name="T9"> recebe o </text:span><text:span text:style-name="T24">descritor do arquivo</text:span><text:span text:style-name="T9"> (número inteiro).</text:span></text:p>
      <text:p text:style-name="P12"><text:tab/><text:tab/><text:tab/><text:tab/></text:p>
      <text:p text:style-name="P12"><text:tab/><text:tab/><text:tab/><text:tab/>fstat(int fd, struct stat *buf)</text:p>
      <text:p text:style-name="P12"/>
      <text:p text:style-name="P12">Onde fd é o descritor do arquivo e buf é a struct do tipo stat passada por referência.</text:p>
      <text:p text:style-name="P12"/>
      <text:p text:style-name="P12"/>
      <text:p text:style-name="P12"/>
      <text:p text:style-name="P12"/>
      <text:p text:style-name="P21"><text:span text:style-name="T25">Open</text:span><text:span text:style-name="T26">:</text:span><text:span text:style-name="T18"> </text:span><text:span text:style-name="T17">abre ou cria um arquivo.</text:span></text:p>
      <text:p text:style-name="P23"><text:span text:style-name="T17">S</text:span><text:span text:style-name="T9">ua estrutura pode ser:</text:span></text:p>
      <text:p text:style-name="P23"><text:span text:style-name="T4"/></text:p>
      <text:p text:style-name="P23"><text:span text:style-name="T4">open(const char* pathname, int flags)</text:span><text:span text:style-name="T9"> ou </text:span><text:span text:style-name="T4">open(const char* pathname, int flags, mode_t mode)</text:span></text:p>
      <text:p text:style-name="P23"><text:span text:style-name="T9"/></text:p>
      <text:p text:style-name="P23"><text:span text:style-name="T20">Ela a</text:span><text:span text:style-name="T9">bre um arquivo especificado em </text:span><text:span text:style-name="T4">pathname</text:span><text:span text:style-name="T9">, podendo criar um novo arquivo caso este não exista (modo de escrita) ou retornar um erro (modo de leitura). Caso não haja erro, open() retorna um número inteiro não-negativo referente ao descritor do arquivo.</text:span></text:p>
      <text:p text:style-name="P22"><text:span text:style-name="T9">O parâmetro </text:span><text:span text:style-name="T4">pathname</text:span><text:span text:style-name="T9"> é o caminho onde está localizado o arquivo que será aberto (ou criado), o parâmetro </text:span><text:span text:style-name="T4">flags</text:span><text:span text:style-name="T9"> deverá ser um dos três a seguir: </text:span><text:span text:style-name="T4">O_RDONLY, O_WRONLY, O_RDWR</text:span><text:span text:style-name="T9"> </text:span><text:span text:style-name="T19">(apenas leitura, apenas escrita ou leitura e escrita, respectivamente).</text:span></text:p>
      <text:p text:style-name="P24"><text:span text:style-name="T9">A partir da versão 2.26 da glicb, é utilizada a system call </text:span><text:span text:style-name="T4">openat</text:span><text:span text:style-name="T9"> ao invés de </text:span><text:span text:style-name="T4">open</text:span><text:span text:style-name="T9">. A </text:span><text:span text:style-name="T4">openat</text:span><text:span text:style-name="T9"> difere da </text:span><text:span text:style-name="T4">open</text:span><text:span text:style-name="T9"> no tratamento do </text:span><text:span text:style-name="T4">pathname</text:span><text:span text:style-name="T9">, com a adição, na estrutura da função, do descritor de arquivo do diretório (</text:span><text:span text:style-name="T4">dirfd</text:span><text:span text:style-name="T9">). </text:span></text:p>
      <text:p text:style-name="P24"><text:span text:style-name="T9"><text:tab/></text:span></text:p>
      <text:p text:style-name="P24"><text:span text:style-name="T9"><text:tab/><text:tab/><text:tab/></text:span><text:span text:style-name="T4">openat(int dirfd, const char* pathname, int flags)</text:span></text:p>
      <text:p text:style-name="P24"><text:span text:style-name="T9"/></text:p>
      <text:p text:style-name="P24"><text:span text:style-name="T9">Se </text:span><text:span text:style-name="T4">pathname</text:span><text:span text:style-name="T9"> for um caminho relativo, </text:span><text:span text:style-name="T20">ele será interpretado como relativo ao </text:span><text:span text:style-name="T7">dirfd</text:span><text:span text:style-name="T20"> informado, e não relativo à mesma pasta que se encontra o programa (como ocorre com </text:span><text:span text:style-name="T7">open</text:span><text:span text:style-name="T20">).</text:span></text:p>
      <text:p text:style-name="P26"><text:span text:style-name="T20">S</text:span><text:span text:style-name="T9">e </text:span><text:span text:style-name="T4">dirfd</text:span><text:span text:style-name="T9"> for igual a AT_FDCWD, então </text:span><text:span text:style-name="T4">pathname</text:span><text:span text:style-name="T9"> será tratado como relativo à mesma pasta que se encontra o programa. Já se </text:span><text:span text:style-name="T4">pathname</text:span><text:span text:style-name="T9"> se tratar de um caminho absoluto, </text:span><text:span text:style-name="T4">dirfd</text:span><text:span text:style-name="T9"> será ignorado.</text:span></text:p>
      <text:p text:style-name="P24"><text:span text:style-name="T9"/></text:p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><text:soft-page-break/>REFERÊNCIAS</text:p>
      <text:p text:style-name="P14"/>
      <text:p text:style-name="P6"><text:a xlink:type="simple" xlink:href="http://man7.org/linux/man-pages/man2/access.2.html" text:style-name="Internet_20_link" text:visited-style-name="Visited_20_Internet_20_Link"><text:span text:style-name="T24">http://man7.org/linux/man-pages/man2/access.2.html</text:span></text:a><text:span text:style-name="T9"> </text:span></text:p>
      <text:p text:style-name="P6"><text:a xlink:type="simple" xlink:href="http://man7.org/linux/man-pages/man2/stat.2.html" text:style-name="Internet_20_link" text:visited-style-name="Visited_20_Internet_20_Link"><text:span text:style-name="T24">http://man7.org/linux/man-pages/man2/stat.2.html</text:span></text:a><text:span text:style-name="T9"> </text:span></text:p>
      <text:p text:style-name="P6"><text:a xlink:type="simple" xlink:href="https://linux.die.net/man/2/fstat" text:style-name="Internet_20_link" text:visited-style-name="Visited_20_Internet_20_Link"><text:span text:style-name="T24">https://linux.die.net/man/2/fstat</text:span></text:a><text:span text:style-name="T9"> </text:span></text:p>
      <text:p text:style-name="P6"><text:a xlink:type="simple" xlink:href="https://linux.die.net/man/2/access" text:style-name="Internet_20_link" text:visited-style-name="Visited_20_Internet_20_Link"><text:span text:style-name="T24">https://linux.die.net/man/2/access</text:span></text:a><text:span text:style-name="T9"> </text:span></text:p>
      <text:p text:style-name="P20"><text:a xlink:type="simple" xlink:href="https://linux.die.net/man/2/stat" text:style-name="Internet_20_link" text:visited-style-name="Visited_20_Internet_20_Link">https://linux.die.net/man/2/stat</text:a><text:span text:style-name="T17"> </text:span></text:p>
      <text:p text:style-name="P20"><text:a xlink:type="simple" xlink:href="https://linux.die.net/man/2/open" text:style-name="Internet_20_link" text:visited-style-name="Visited_20_Internet_20_Link"><text:span text:style-name="T35">https://linux.die.net/man/2/open</text:span></text:a></text:p>
      <text:p text:style-name="P20"><text:a xlink:type="simple" xlink:href="http://man7.org/linux/man-pages/man2/open.2.html" text:style-name="Internet_20_link" text:visited-style-name="Visited_20_Internet_20_Link"><text:span text:style-name="T35">http://man7.org/linux/man-pages/man2/open.2.html</text:span></text:a><text:span text:style-name="T35"> 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8:00:26.439000000</meta:creation-date>
    <dc:date>2020-03-25T14:09:51.486000000</dc:date>
    <meta:editing-duration>PT2H11M52S</meta:editing-duration>
    <meta:editing-cycles>19</meta:editing-cycles>
    <meta:generator>LibreOffice/6.4.1.2$Windows_X86_64 LibreOffice_project/4d224e95b98b138af42a64d84056446d09082932</meta:generator>
    <meta:document-statistic meta:table-count="0" meta:image-count="0" meta:object-count="0" meta:page-count="3" meta:paragraph-count="56" meta:word-count="695" meta:character-count="4794" meta:non-whitespace-character-count="3767"/>
  </office:meta>
</office:document-meta>
</file>